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ce49" officeooo:paragraph-rsid="0000ce49"/>
    </style:style>
    <style:style style:name="P2" style:family="paragraph" style:parent-style-name="Text_20_body">
      <style:text-properties fo:font-variant="normal" fo:text-transform="none" fo:color="#333333" style:font-name="Helvetica Neue" fo:font-size="9pt" fo:letter-spacing="normal" fo:font-style="normal" fo:font-weight="normal" officeooo:rsid="00015227" officeooo:paragraph-rsid="00031593"/>
    </style:style>
    <style:style style:name="P3" style:family="paragraph" style:parent-style-name="Text_20_body" style:list-style-name="">
      <style:text-properties officeooo:rsid="000fc106" officeooo:paragraph-rsid="000fc106"/>
    </style:style>
    <style:style style:name="P4" style:family="paragraph" style:parent-style-name="Text_20_body">
      <style:paragraph-properties fo:margin-left="0cm" fo:margin-right="0cm" fo:margin-top="0cm" fo:margin-bottom="0.212cm" style:contextual-spacing="false" style:line-height-at-least="0.45cm" fo:text-indent="0cm" style:auto-text-indent="false"/>
      <style:text-properties fo:font-variant="normal" fo:text-transform="none" fo:color="#333333" style:font-name="Helvetica Neue" fo:font-size="9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.212cm" style:contextual-spacing="false" style:line-height-at-least="0.45cm" fo:text-indent="0cm" style:auto-text-indent="false"/>
      <style:text-properties fo:font-variant="normal" fo:text-transform="none" fo:color="#333333" style:font-name="Helvetica Neue" fo:font-size="9pt" fo:letter-spacing="normal" fo:font-style="normal" fo:font-weight="normal" officeooo:rsid="000887dc" officeooo:paragraph-rsid="000887dc"/>
    </style:style>
    <style:style style:name="P6" style:family="paragraph" style:parent-style-name="Text_20_body">
      <style:paragraph-properties fo:margin-left="0cm" fo:margin-right="0cm" fo:margin-top="0cm" fo:margin-bottom="0.212cm" style:contextual-spacing="false" style:line-height-at-least="0.45cm" fo:text-indent="0cm" style:auto-text-indent="false"/>
      <style:text-properties fo:font-variant="normal" fo:text-transform="none" fo:color="#333333" style:font-name="Helvetica Neue" fo:font-size="9pt" fo:letter-spacing="normal" fo:font-style="normal" fo:font-weight="normal" officeooo:rsid="0009885a" officeooo:paragraph-rsid="0009885a"/>
    </style:style>
    <style:style style:name="P7" style:family="paragraph" style:parent-style-name="Text_20_body" style:list-style-name="L1">
      <style:paragraph-properties fo:margin-top="0cm" fo:margin-bottom="0cm" style:contextual-spacing="false" style:line-height-at-least="0.45cm"/>
      <style:text-properties fo:font-variant="normal" fo:text-transform="none" fo:color="#333333" style:font-name="Helvetica Neue" fo:font-size="9pt" fo:letter-spacing="normal" fo:font-style="normal" fo:font-weight="normal"/>
    </style:style>
    <style:style style:name="P8" style:family="paragraph" style:parent-style-name="Text_20_body" style:list-style-name="L1">
      <style:paragraph-properties fo:margin-top="0cm" fo:margin-bottom="0.212cm" style:contextual-spacing="false" style:line-height-at-least="0.45cm"/>
      <style:text-properties fo:font-variant="normal" fo:text-transform="none" fo:color="#333333" style:font-name="Helvetica Neue" fo:font-size="9pt" fo:letter-spacing="normal" fo:font-style="normal" fo:font-weight="normal"/>
    </style:style>
    <style:style style:name="P9" style:family="paragraph" style:parent-style-name="Title" style:list-style-name=""/>
    <style:style style:name="P10" style:family="paragraph" style:parent-style-name="Subtitle" style:list-style-name=""/>
    <style:style style:name="P11" style:family="paragraph" style:parent-style-name="List_20_Contents">
      <style:paragraph-properties fo:margin-left="0cm" fo:margin-right="0cm" fo:text-indent="0cm" style:auto-text-indent="false" fo:break-before="page"/>
    </style:style>
    <style:style style:name="T1" style:family="text">
      <style:text-properties officeooo:rsid="0000ce49"/>
    </style:style>
    <style:style style:name="T2" style:family="text">
      <style:text-properties officeooo:rsid="00031593"/>
    </style:style>
    <style:style style:name="T3" style:family="text">
      <style:text-properties officeooo:rsid="0003c997"/>
    </style:style>
    <style:style style:name="T4" style:family="text">
      <style:text-properties officeooo:rsid="0005c7de"/>
    </style:style>
    <style:style style:name="T5" style:family="text">
      <style:text-properties officeooo:rsid="00078b1e"/>
    </style:style>
    <style:style style:name="T6" style:family="text">
      <style:text-properties officeooo:rsid="000b41d2"/>
    </style:style>
    <style:style style:name="T7" style:family="text">
      <style:text-properties officeooo:rsid="000c94d2"/>
    </style:style>
    <style:style style:name="T8" style:family="text">
      <style:text-properties officeooo:rsid="001196f5"/>
    </style:style>
    <style:style style:name="T9" style:family="text">
      <style:text-properties officeooo:rsid="001842df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bookmark-start text:name="__RefHeading__718_837269699"/>Tietokantasovellu<text:span text:style-name="T9">s</text:span><text:bookmark-end text:name="__RefHeading__718_837269699"/></text:h>
      <text:h text:style-name="P10" text:outline-level="1"><text:bookmark-start text:name="__RefHeading__720_837269699"/>Kevät 2015, <text:span text:style-name="T8">periodi III</text:span><text:bookmark-end text:name="__RefHeading__720_837269699"/></text:h>
      <text:h text:style-name="P3" text:outline-level="1"><text:bookmark-start text:name="__RefHeading__722_837269699"/><text:tab/><text:tab/><text:tab/><text:tab/>Sari Rautanen<text:bookmark-end text:name="__RefHeading__722_837269699"/></text:h>
      <text:p text:style-name="P11"/>
      <text:h text:style-name="Heading_20_1" text:outline-level="1"><text:bookmark-start text:name="__RefHeading__284_837269699"/>JOHDANTO<text:bookmark-end text:name="__RefHeading__284_837269699"/></text:h>
      <text:p text:style-name="P2">Harjoitustyössä tehdään keskustelufoorumi j<text:span text:style-name="T2">uoksukerhon yhteydenpitovälineeksi. Foorumilla kerhon jäsenet voivat vaihtaa mielipiteitä ja sopia esimerkiksi yhteislenkeistä ja juoksukisojen kimppakyydeistä.</text:span></text:p>
      <text:p text:style-name="P2"><text:span text:style-name="T2">Foorumille kirjautunut jäsen</text:span> voi lukea <text:span text:style-name="T2">foorumin</text:span> kirjoituksia ja lisätä uusia kirjoituksia, jotka voivat olla myös vastineita aiempiin kirjoituksiin. Kirjoituksia voi hakea kirjoittajan nimen, <text:span text:style-name="T2">kirjoituksen</text:span> aiheen tai artikkelin iän perusteella. Lukija voi seurata myös vastinepolkua.</text:p>
      <text:p text:style-name="P2"><text:s/>Oletusarvoisesti lukijalle näytetään kaikki tietty<text:span text:style-name="T2">ä</text:span> ikää tuoreemmat artikkelit. <text:span text:style-name="T2">A</text:span>rtikke<text:span text:style-name="T5">liin</text:span> liitetään tieto henkilöistä, jotka ovat lukeneet <text:span text:style-name="T5">sen</text:span>. T<text:span text:style-name="T3">ieto näkyy kaikille artikkelin lukijoille.</text:span>.</text:p>
      <text:p text:style-name="P4">Järjestelmän ylläpitäjällä on oma <text:span text:style-name="T4">sivu</text:span>, jonka kautta hän <text:span text:style-name="T4">voi </text:span>ylläpitää j<text:span text:style-name="T4">uoksukerholaisten</text:span> jäsentietoja ja heidän kuulumista<text:span text:style-name="T4">a</text:span>n eri ryhmiin, siivota kirjoituskantaa ja määritellä aiheita, joiden perusteella kirjoituksia voi ryhmitellä.</text:p>
      <text:p text:style-name="P5">Juoksukerhon keskustelufoorumi toteutetaan tietojenkäsittelytieteen laitoksen users-palvelimella sijaitsevalle Tomcat-palvelimelle Java-ohjelmointikielellä. Ohjelmointiympäristönä käytetään NetBeans-sovelluskehitintä. <text:span text:style-name="T7">Sovelluksen t</text:span>ietokanta <text:span text:style-name="T7">sijaitsee laitoksen </text:span>Postgre<text:span text:style-name="T6">SQL</text:span>-tietokanta<text:span text:style-name="T7">palvelimella.</text:span> </text:p>
      <text:p text:style-name="P6">Käyttäjän selaimen on tuettava JavaScriptiä.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10:42:58.459260902</meta:creation-date>
    <dc:date>2015-01-15T14:43:29.107360103</dc:date>
    <meta:editing-duration>PT3H59M37S</meta:editing-duration>
    <meta:editing-cycles>22</meta:editing-cycles>
    <meta:generator>LibreOffice/4.2.7.2$Linux_X86_64 LibreOffice_project/420m0$Build-2</meta:generator>
    <meta:document-statistic meta:table-count="0" meta:image-count="0" meta:object-count="0" meta:page-count="2" meta:paragraph-count="10" meta:word-count="130" meta:character-count="1315" meta:non-whitespace-character-count="1189"/>
  </office:meta>
</office:document-meta>
</file>